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table:style-name="ce1" table:formula="of:=6.673848*10^-11" office:value-type="float" office:value="0.00000000006673848" calcext:value-type="float">
            <text:p>6.673848E-011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table:style-name="ce1" office:value-type="float" office:value="149597870700" calcext:value-type="float">
            <text:p>149597870700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table:style-name="ce1" table:formula="of:=1.98855*10^30" office:value-type="float" office:value="1.98855E+030" calcext:value-type="float">
            <text:p>198855000000000000000000000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gle (deg)</text:p>
          </table:table-cell>
          <table:table-cell table:style-name="ce1" office:value-type="float" office:value="0.110653875" calcext:value-type="float">
            <text:p>0.110653875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table:style-name="ce1" table:formula="of:=1.66012*10^-7*'SM'" office:value-type="float" office:value="3.30123162599999E+023" calcext:value-type="float">
            <text:p>330123162599999000000000</text:p>
          </table:table-cell>
        </table:table-row>
        <table:table-row table:style-name="ro1">
          <table:table-cell office:value-type="string" calcext:value-type="string">
            <text:p>peri</text:p>
          </table:table-cell>
          <table:table-cell table:style-name="ce1" office:value-type="float" office:value="46001200000" calcext:value-type="float">
            <text:p>46001200000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style-name="ce1" office:value-type="float" office:value="69816900000" calcext:value-type="float">
            <text:p>6981690000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table:formula="of:=Ap" office:value-type="float" office:value="69816900000" calcext:value-type="float">
            <text:p>6981690000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(peri+Ap)/2" office:value-type="float" office:value="57909050000" calcext:value-type="float">
            <text:p>57909050000</text:p>
          </table:table-cell>
        </table:table-row>
        <table:table-row table:style-name="ro1">
          <table:table-cell office:value-type="string" calcext:value-type="string">
            <text:p>yv</text:p>
          </table:table-cell>
          <table:table-cell table:formula="of:=SQRT(G*Mass*(2/'ap'+1/'a'))" office:value-type="float" office:value="31.8055261497431" calcext:value-type="float">
            <text:p>31.8055261497</text:p>
          </table:table-cell>
        </table:table-row>
      </table:table>
      <table:named-expressions>
        <table:named-range table:name="Angle" table:base-cell-address="$Sheet1.$B$7" table:cell-range-address="$Sheet1.$B$7"/>
        <table:named-range table:name="Ap" table:base-cell-address="$Sheet1.$B$10" table:cell-range-address="$Sheet1.$B$10"/>
        <table:named-range table:name="AU" table:base-cell-address="$Sheet1.$B$4" table:cell-range-address="$Sheet1.$B$4"/>
        <table:named-range table:name="G" table:base-cell-address="$Sheet1.$B$3" table:cell-range-address="$Sheet1.$B$3"/>
        <table:named-range table:name="Mass" table:base-cell-address="$Sheet1.$B$8" table:cell-range-address="$Sheet1.$B$8"/>
        <table:named-range table:name="peri" table:base-cell-address="$Sheet1.$B$9" table:cell-range-address="$Sheet1.$B$9"/>
        <table:named-range table:name="SM" table:base-cell-address="$Sheet1.$B$5" table:cell-range-address="$Sheet1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21:28:11.849611892</meta:creation-date>
    <dc:date>2015-04-13T21:41:09.838242873</dc:date>
    <meta:editing-duration>P0D</meta:editing-duration>
    <meta:editing-cycles>1</meta:editing-cycles>
    <meta:document-statistic meta:table-count="1" meta:cell-count="20" meta:object-count="0"/>
    <meta:generator>LibreOffice/4.2.7.2$Linux_X86_64 LibreOffice_project/420m0$Build-2</meta:generator>
  </office:meta>
</office:document-meta>
</file>